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officeooo:rsid="0021eca3" officeooo:paragraph-rsid="0021eca3"/>
    </style:style>
    <style:style style:name="P5" style:family="paragraph" style:parent-style-name="Title">
      <style:text-properties officeooo:rsid="00136be5" officeooo:paragraph-rsid="00136be5"/>
    </style:style>
    <style:style style:name="P6" style:family="paragraph" style:parent-style-name="Standard">
      <style:text-properties officeooo:paragraph-rsid="002230db"/>
    </style:style>
    <style:style style:name="P7" style:family="paragraph" style:parent-style-name="Text_20_body" style:list-style-name="L1">
      <style:text-properties officeooo:rsid="00136be5" officeooo:paragraph-rsid="00234a80"/>
    </style:style>
    <style:style style:name="P8" style:family="paragraph" style:parent-style-name="Text_20_body" style:list-style-name="L1">
      <style:text-properties officeooo:rsid="002ae9af" officeooo:paragraph-rsid="002ae9af"/>
    </style:style>
    <style:style style:name="P9" style:family="paragraph" style:parent-style-name="Text_20_body">
      <style:text-properties officeooo:rsid="002ae9af" officeooo:paragraph-rsid="002ae9af"/>
    </style:style>
    <style:style style:name="P10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11" style:family="paragraph" style:parent-style-name="Standard" style:list-style-name="L2">
      <style:text-properties officeooo:rsid="002b214f" officeooo:paragraph-rsid="002b214f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T1" style:family="text">
      <style:text-properties officeooo:rsid="001e2713"/>
    </style:style>
    <style:style style:name="T2" style:family="text">
      <style:text-properties officeooo:rsid="0021ec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e9af" style:font-weight-asian="bold" style:font-weight-complex="bold"/>
    </style:style>
    <style:style style:name="T5" style:family="text">
      <style:text-properties officeooo:rsid="002ae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Git versionhallinta - </text:span>Harjoitus</text:p>
      <text:p text:style-name="P2">Harjoituksen tavoitteen<text:span text:style-name="T1">a</text:span> tutustua <text:span text:style-name="T5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10">Tavoitteet:</text:p>
      <text:list xml:id="list5686221480479850515" text:style-name="L1">
        <text:list-item>
          <text:p text:style-name="P8">Luodaan tunnukset github.com palveluun ja aloitetaan ensimmäinen projekti. </text:p>
        </text:list-item>
        <text:list-item>
          <text:p text:style-name="P8">Tutustua Git -työkalun käyttöön Linux ympäristössä(tai vaihtoehtoisesti Windows ympäristössä)</text:p>
          <text:p text:style-name="P7"/>
        </text:list-item>
      </text:list>
      <text:p text:style-name="P3"><text:span text:style-name="T2">1. vaihe – github.com</text:span></text:p>
      <text:p text:style-name="P9">Tutustu github.com palveluun ja luo tunnukset joilla pääset kirjautumaan käyttäjäksi.</text:p>
      <text:p text:style-name="P9">Jos palvelu on täysin uusi ja versionhallinta ennenkokematonta, niin <text:a xlink:type="simple" xlink:href="https://services.github.com/training/" text:style-name="Internet_20_link" text:visited-style-name="Visited_20_Internet_20_Link">https://services.github.com/training/</text:a> Osoittesta löytyy “Introduction to GitHub” -kurssi. Kurssi kertoo perusasioita versionhallinnasta.</text:p>
      <text:p text:style-name="P4"><text:span text:style-name="T3">2. Vaihe – </text:span><text:span text:style-name="T4">Oman repositoryn(projektin) luonti</text:span> </text:p>
      <text:list xml:id="list9093195920889316390" text:style-name="L2">
        <text:list-item>
          <text:p text:style-name="P11">Luo uusi projekti github -palvelussa</text:p>
        </text:list-item>
        <text:list-item>
          <text:p text:style-name="P11">clone, eli kloonaa projekti omalle koneelle</text:p>
        </text:list-item>
        <text:list-item>
          <text:p text:style-name="P11">luo projektiin uutta (koodia, tiedostoja)</text:p>
        </text:list-item>
        <text:list-item>
          <text:p text:style-name="P11">add, eli lisää uudet tiedostot projektiin</text:p>
        </text:list-item>
        <text:list-item>
          <text:p text:style-name="P11">commit, eli luo uusi versio projektistasi</text:p>
        </text:list-item>
        <text:list-item>
          <text:p text:style-name="P11">push, eli tuuppaa projektisi uusiversio github -palveluun</text:p>
        </text:list-item>
      </text:list>
      <text:p text:style-name="P6"/>
      <text:p text:style-name="P3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/training/</text:a> opastusta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80" text:date-value="2016-09-26T13:37:21.077165259" text:fixed="true">26. Sep. 20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6-09-26T13:38:20.669938992</dc:date>
    <meta:editing-duration>PT3H42M54S</meta:editing-duration>
    <meta:editing-cycles>20</meta:editing-cycles>
    <meta:generator>LibreOffice/5.2.1.2$Linux_X86_64 LibreOffice_project/20m0$Build-2</meta:generator>
    <meta:print-date>2015-01-16T08:45:15.004000000</meta:print-date>
    <meta:document-statistic meta:table-count="0" meta:image-count="0" meta:object-count="0" meta:page-count="1" meta:paragraph-count="21" meta:word-count="152" meta:character-count="1407" meta:non-whitespace-character-count="1278"/>
  </office:meta>
</office:document-meta>
</file>